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0b8043" officeooo:paragraph-rsid="000b8043"/>
    </style:style>
    <style:style style:name="P4" style:family="paragraph" style:parent-style-name="Standard">
      <style:paragraph-properties fo:break-before="page"/>
      <style:text-properties officeooo:rsid="000b8043" officeooo:paragraph-rsid="000b8043"/>
    </style:style>
    <style:style style:name="P5" style:family="paragraph" style:parent-style-name="Text_20_body">
      <style:text-properties officeooo:rsid="000b8043" officeooo:paragraph-rsid="000b8043"/>
    </style:style>
    <style:style style:name="P6" style:family="paragraph" style:parent-style-name="Text_20_body">
      <style:text-properties fo:font-weight="bold" officeooo:rsid="000b8043" officeooo:paragraph-rsid="000b8043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666666" loext:opacity="100%"/>
    </style:style>
    <style:style style:name="T5" style:family="text">
      <style:text-properties fo:color="#1c1c1c" loext:opacity="100%"/>
    </style:style>
    <style:style style:name="T6" style:family="text">
      <style:text-properties fo:color="#1c1c1c" loext:opacity="100%" fo:font-style="italic" style:font-style-asian="italic" style:font-style-complex="italic"/>
    </style:style>
    <style:style style:name="T7" style:family="text">
      <style:text-properties fo:color="#333333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tle</text:p>
      <text:p text:style-name="P3">Description</text:p>
      <text:p text:style-name="P3">Lin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P3"/>
      <text:h text:style-name="P2" text:outline-level="1">0 Preconditions</text:h>
      <text:p text:style-name="P5">Create a new gitHub repository</text:p>
      <text:p text:style-name="P5">Clone the repo into your computer</text:p>
      <text:p text:style-name="P6"><text:span text:style-name="T7">CLI=&gt;</text:span><text:span text:style-name="T5"> </text:span><text:span text:style-name="T6">git clone [url]</text:span></text:p>
      <text:p text:style-name="P5">Initialize a new npm project</text:p>
      <text:p text:style-name="P6"><text:span text:style-name="T7">CLI=&gt;</text:span><text:span text:style-name="T5"> </text:span><text:span text:style-name="T1">npm init -y</text:span></text:p>
      <text:p text:style-name="P5">Install JEST</text:p>
      <text:p text:style-name="P6"><text:span text:style-name="T7">CLI=&gt;</text:span><text:span text:style-name="T5"> </text:span><text:span text:style-name="T1">npm i jest</text:span></text:p>
      <text:p text:style-name="P5">Push initial comm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0.5028in" fo:margin-left="0.2366in" fo:margin-right="0.26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7:32:26.434475241</meta:creation-date>
    <meta:generator>LibreOffice/7.3.7.2$Linux_X86_64 LibreOffice_project/30$Build-2</meta:generator>
    <dc:date>2023-01-26T17:38:09.874584436</dc:date>
    <meta:editing-duration>PT5M43S</meta:editing-duration>
    <meta:editing-cycles>1</meta:editing-cycles>
    <meta:document-statistic meta:table-count="0" meta:image-count="0" meta:object-count="0" meta:page-count="3" meta:paragraph-count="13" meta:word-count="41" meta:character-count="228" meta:non-whitespace-character-count="200"/>
  </office:meta>
</office:document-meta>
</file>